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" style:family="paragraph" style:parent-style-name="Standard">
      <style:text-properties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087fe0" officeooo:paragraph-rsid="00087fe0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ccccc" loext:opacity="100%"/>
    </style:style>
    <style:style style:name="T4" style:family="text">
      <style:text-properties fo:color="#f44747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9cdcf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&lt;?</text:span><text:span text:style-name="T2">xml</text:span><text:span text:style-name="T6"> version</text:span><text:span text:style-name="T3">=</text:span><text:span text:style-name="T5">"1.0"</text:span><text:span text:style-name="T6"> encoding</text:span><text:span text:style-name="T3">=</text:span><text:span text:style-name="T5">"UTF-8"</text:span><text:span text:style-name="T1">?&gt;</text:span></text:p>
      <text:p text:style-name="P2"><text:span text:style-name="T1">&lt;</text:span><text:span text:style-name="T2">bandeja_de_entrada</text:span><text:span text:style-name="T1">&gt;</text:span></text:p>
      <text:p text:style-name="P2"><text:span text:style-name="T1">&lt;</text:span><text:span text:style-name="T2">correo</text:span><text:span text:style-name="T1">&gt;</text:span></text:p>
      <text:p text:style-name="P2"><text:span text:style-name="T1">&lt;</text:span><text:span text:style-name="T2">remitente</text:span><text:span text:style-name="T1">&gt;</text:span><text:span text:style-name="T3">juanito@example.com</text:span><text:span text:style-name="T1">&lt;/</text:span><text:span text:style-name="T2">remitente</text:span><text:span text:style-name="T1">&gt;</text:span></text:p>
      <text:p text:style-name="P2"><text:span text:style-name="T1">&lt;</text:span><text:span text:style-name="T2">destinatario</text:span><text:span text:style-name="T1">&gt;</text:span><text:span text:style-name="T3">maria@example.com</text:span><text:span text:style-name="T1">&lt;/</text:span><text:span text:style-name="T2">destinatario</text:span><text:span text:style-name="T1">&gt;</text:span></text:p>
      <text:p text:style-name="P2"><text:span text:style-name="T1">&lt;</text:span><text:span text:style-name="T2">asunto</text:span><text:span text:style-name="T1">&gt;</text:span><text:span text:style-name="T3">Reunión de trabajo</text:span><text:span text:style-name="T1">&lt;/</text:span><text:span text:style-name="T2">asunto</text:span><text:span text:style-name="T1">&gt;</text:span></text:p>
      <text:p text:style-name="P2"><text:span text:style-name="T1">&lt;</text:span><text:span text:style-name="T2">cuerpo</text:span><text:span text:style-name="T1">&gt;</text:span><text:span text:style-name="T3">Hola María, ¿podemos reunirnos mañana a las 10 AM para discutir el proyecto?</text:span><text:span text:style-name="T1">&lt;/</text:span><text:span text:style-name="T2">cuerpo</text:span><text:span text:style-name="T1">&gt;</text:span></text:p>
      <text:p text:style-name="P2"><text:span text:style-name="T1">&lt;/</text:span><text:span text:style-name="T2">correo</text:span><text:span text:style-name="T1">&gt;</text:span></text:p>
      <text:p text:style-name="P2"><text:span text:style-name="T1">&lt;</text:span><text:span text:style-name="T2">correo</text:span><text:span text:style-name="T1">&gt;</text:span></text:p>
      <text:p text:style-name="P2"><text:span text:style-name="T1">&lt;</text:span><text:span text:style-name="T2">remitente</text:span><text:span text:style-name="T1">&gt;</text:span><text:span text:style-name="T3">ana@example.com</text:span><text:span text:style-name="T1">&lt;/</text:span><text:span text:style-name="T2">remitente</text:span><text:span text:style-name="T1">&gt;</text:span></text:p>
      <text:p text:style-name="P2"><text:span text:style-name="T1">&lt;</text:span><text:span text:style-name="T2">destinatario</text:span><text:span text:style-name="T1">&gt;</text:span><text:span text:style-name="T3">juanito@example.com</text:span><text:span text:style-name="T1">&lt;/</text:span><text:span text:style-name="T2">destinatario</text:span><text:span text:style-name="T1">&gt;</text:span></text:p>
      <text:p text:style-name="P2"><text:span text:style-name="T1">&lt;</text:span><text:span text:style-name="T2">asunto</text:span><text:span text:style-name="T1">&gt;</text:span><text:span text:style-name="T3">Documentos importantes</text:span><text:span text:style-name="T1">&lt;/</text:span><text:span text:style-name="T2">asunto</text:span><text:span text:style-name="T1">&gt;</text:span></text:p>
      <text:p text:style-name="P2"><text:span text:style-name="T1">&lt;</text:span><text:span text:style-name="T2">cuerpo</text:span><text:span text:style-name="T1">&gt;</text:span><text:span text:style-name="T3">Hola Juanito, adjunto te envío los documentos que necesitas para la reunión.</text:span><text:span text:style-name="T1">&lt;/</text:span><text:span text:style-name="T2">cuerpo</text:span><text:span text:style-name="T1">&gt;</text:span></text:p>
      <text:p text:style-name="P2"><text:span text:style-name="T1">&lt;/</text:span><text:span text:style-name="T2">correo</text:span><text:span text:style-name="T1">&gt;</text:span></text:p>
      <text:p text:style-name="P2"><text:span text:style-name="T1">&lt;</text:span><text:span text:style-name="T2">correo</text:span><text:span text:style-name="T1">&gt;</text:span></text:p>
      <text:p text:style-name="P2"><text:span text:style-name="T1">&lt;</text:span><text:span text:style-name="T2">remitente</text:span><text:span text:style-name="T1">&gt;</text:span><text:span text:style-name="T3">pedro@example.com</text:span><text:span text:style-name="T1">&lt;/</text:span><text:span text:style-name="T2">remitente</text:span><text:span text:style-name="T1">&gt;</text:span></text:p>
      <text:p text:style-name="P2"><text:span text:style-name="T1">&lt;</text:span><text:span text:style-name="T2">destinatario</text:span><text:span text:style-name="T1">&gt;</text:span><text:span text:style-name="T3">ana@example.com</text:span><text:span text:style-name="T1">&lt;/</text:span><text:span text:style-name="T2">destinatario</text:span><text:span text:style-name="T1">&gt;</text:span></text:p>
      <text:p text:style-name="P2"><text:span text:style-name="T1">&lt;</text:span><text:span text:style-name="T2">asunto</text:span><text:span text:style-name="T1">&gt;</text:span><text:span text:style-name="T3">Cena el viernes</text:span><text:span text:style-name="T1">&lt;/</text:span><text:span text:style-name="T2">asunto</text:span><text:span text:style-name="T1">&gt;</text:span></text:p>
      <text:p text:style-name="P2"><text:span text:style-name="T1">&lt;</text:span><text:span text:style-name="T2">cuerpo</text:span><text:span text:style-name="T1">&gt;</text:span><text:span text:style-name="T3">Hola Ana, ¿te gustaría cenar el viernes en nuestro restaurante favorito?</text:span><text:span text:style-name="T1">&lt;/</text:span><text:span text:style-name="T2">cuerpo</text:span><text:span text:style-name="T1">&gt;</text:span></text:p>
      <text:p text:style-name="P2"><text:span text:style-name="T1">&lt;/</text:span><text:span text:style-name="T2">correo</text:span><text:span text:style-name="T1">&gt;</text:span></text:p>
      <text:p text:style-name="P2"><text:span text:style-name="T1">&lt;</text:span><text:span text:style-name="T2">correo</text:span><text:span text:style-name="T1">&gt;</text:span></text:p>
      <text:p text:style-name="P2"><text:span text:style-name="T1">&lt;</text:span><text:span text:style-name="T2">remitente</text:span><text:span text:style-name="T1">&gt;</text:span><text:span text:style-name="T3">maria@example.com</text:span><text:span text:style-name="T1">&lt;/</text:span><text:span text:style-name="T2">remitente</text:span><text:span text:style-name="T1">&gt;</text:span></text:p>
      <text:p text:style-name="P2"><text:span text:style-name="T1">&lt;</text:span><text:span text:style-name="T2">destinatario</text:span><text:span text:style-name="T1">&gt;</text:span><text:span text:style-name="T3">pedro@example.com</text:span><text:span text:style-name="T1">&lt;/</text:span><text:span text:style-name="T2">destinatario</text:span><text:span text:style-name="T1">&gt;</text:span></text:p>
      <text:p text:style-name="P2"><text:span text:style-name="T1">&lt;</text:span><text:span text:style-name="T2">asunto</text:span><text:span text:style-name="T1">&gt;</text:span><text:span text:style-name="T3">Re: Cena el viernes</text:span><text:span text:style-name="T1">&lt;/</text:span><text:span text:style-name="T2">asunto</text:span><text:span text:style-name="T1">&gt;</text:span></text:p>
      <text:p text:style-name="P2"><text:span text:style-name="T1">&lt;</text:span><text:span text:style-name="T2">cuerpo</text:span><text:span text:style-name="T1">&gt;</text:span><text:span text:style-name="T3">Hola Pedro, sí, me encantaría. ¡Nos vemos a las 8 PM!</text:span><text:span text:style-name="T1">&lt;/</text:span><text:span text:style-name="T2">cuerpo</text:span><text:span text:style-name="T1">&gt;</text:span></text:p>
      <text:p text:style-name="P2"><text:span text:style-name="T1">&lt;/</text:span><text:span text:style-name="T2">correo</text:span><text:span text:style-name="T1">&gt;</text:span></text:p>
      <text:p text:style-name="P2"><text:span text:style-name="T1">&lt;/</text:span><text:span text:style-name="T2">bandeja_de_entrada</text:span><text:span text:style-name="T1">&gt;</text:span></text:p>
      <text:p text:style-name="P3"/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20:24:21.403434575</meta:creation-date>
    <meta:print-date>2024-06-01T20:25:15.967521206</meta:print-date>
    <meta:printed-by>PDF files</meta:printed-by>
    <dc:date>2024-06-01T20:35:34.290697244</dc:date>
    <meta:editing-duration>PT10M18S</meta:editing-duration>
    <meta:editing-cycles>1</meta:editing-cycles>
    <meta:document-statistic meta:table-count="0" meta:image-count="0" meta:object-count="0" meta:page-count="1" meta:paragraph-count="27" meta:word-count="80" meta:character-count="978" meta:non-whitespace-character-count="925"/>
    <meta:generator>LibreOffice/7.6.1.2$MacOSX_X86_64 LibreOffice_project/f5defcebd022c5bc36bbb79be232cb6926d8f674</meta:generator>
  </office:meta>
</office:document-meta>
</file>